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wrap-option="wrap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43">
      <style:table-cell-properties fo:wrap-option="wrap"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43">
      <style:table-cell-properties fo:wrap-option="wrap" fo:border="0.06pt solid #000000"/>
    </style:style>
    <style:style style:name="ce9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embers:</text:p>
          </table:table-cell>
          <table:table-cell table:style-name="ce6" office:value-type="string" calcext:value-type="string" table:number-columns-spanned="3" table:number-rows-spanned="1">
            <text:p>Ryan Bomlalaski and Venkatesh Sekar</text:p>
          </table:table-cell>
          <table:covered-table-cell table:number-columns-repeated="2" table:style-name="ce9"/>
          <table:table-cell table:style-name="ce11" table:number-columns-repeated="2"/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Current Assignment:</text:p>
          </table:table-cell>
          <table:table-cell table:style-name="ce6" office:value-type="string" calcext:value-type="string" table:number-columns-spanned="3" table:number-rows-spanned="1">
            <text:p>Assignment 6</text:p>
          </table:table-cell>
          <table:covered-table-cell table:number-columns-repeated="2" table:style-name="ce9"/>
          <table:table-cell table:style-name="ce11" table:number-columns-repeated="2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articipants</text:p>
          </table:table-cell>
          <table:table-cell table:style-name="ce2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4" table:number-columns-repeated="1018"/>
        </table:table-row>
        <table:table-row table:style-name="ro1">
          <table:table-cell table:style-name="ce3" office:value-type="date" office:date-value="2018-01-23" calcext:value-type="date">
            <text:p>01/23/18</text:p>
          </table:table-cell>
          <table:table-cell table:style-name="ce7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3 Hours</text:p>
          </table:table-cell>
          <table:table-cell table:style-name="ce9" office:value-type="string" calcext:value-type="string">
            <text:p>Venkatesh</text:p>
          </table:table-cell>
          <table:table-cell table:style-name="ce9" office:value-type="string" calcext:value-type="string">
            <text:p>Assignment 1</text:p>
          </table:table-cell>
          <table:table-cell table:style-name="ce6" office:value-type="string" calcext:value-type="string">
            <text:p>Initial Reading and Research, Typer Up Contribution, Sent to Ryan</text:p>
          </table:table-cell>
          <table:table-cell table:style-name="ce14" table:number-columns-repeated="1018"/>
        </table:table-row>
        <table:table-row table:style-name="ro1">
          <table:table-cell table:style-name="ce4" office:value-type="date" office:date-value="2018-01-25" calcext:value-type="date">
            <text:p>01/25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1</text:p>
          </table:table-cell>
          <table:table-cell table:style-name="ce12" office:value-type="string" calcext:value-type="string">
            <text:p>Overview of Venkatesh’s work, overview of how Ryan will contribute, outline of report, version control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25" calcext:value-type="date">
            <text:p>01/25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8" office:value-type="string" calcext:value-type="string">
            <text:p>2.5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1</text:p>
          </table:table-cell>
          <table:table-cell table:style-name="ce12" office:value-type="string" calcext:value-type="string">
            <text:p>Added research, wrote contribution to report, formatted in latex, submitted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0" calcext:value-type="date">
            <text:p>01/30/18</text:p>
          </table:table-cell>
          <table:table-cell table:style-name="ce8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Initial research, converting section from assignment 1 to assignment 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0" calcext:value-type="date">
            <text:p>01/30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Discussed where to go with stakeholders and divying up initial work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1" calcext:value-type="date">
            <text:p>01/31/18</text:p>
          </table:table-cell>
          <table:table-cell table:style-name="ce8" office:value-type="time" office:time-value="PT08H00M00S" calcext:value-type="time">
            <text:p>08:00:00 A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Finalizing and converting to tables</text:p>
          </table:table-cell>
          <table:table-cell table:number-columns-repeated="1018"/>
        </table:table-row>
        <table:table-row table:style-name="ro3">
          <table:table-cell table:style-name="ce4" office:value-type="date" office:date-value="2018-02-01" calcext:value-type="date">
            <text:p>02/01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2/ Assignment 3</text:p>
          </table:table-cell>
          <table:table-cell table:style-name="ce10" office:value-type="string" calcext:value-type="string">
            <text:p>Discussed Assignment 1 grade, stepping up Assignment 2 to slot ourselves higher on the curve, and possibly adding more stakeholders Also a quick look at assignment 3 <text:s/>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1" calcext:value-type="date">
            <text:p>02/01/18</text:p>
          </table:table-cell>
          <table:table-cell table:style-name="ce8" office:value-type="time" office:time-value="PT18H15M00S" calcext:value-type="time">
            <text:p>06:15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Finish Questions, add info to descriptions, format tables in latex, submit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6" calcext:value-type="date">
            <text:p>02/06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Reviewed Assignment 3, discussed points and context diagram layout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7" calcext:value-type="date">
            <text:p>02/07/18</text:p>
          </table:table-cell>
          <table:table-cell table:style-name="ce8" office:value-type="time" office:time-value="PT20H00M00S" calcext:value-type="time">
            <text:p>08:00:00 PM</text:p>
          </table:table-cell>
          <table:table-cell table:style-name="ce10" office:value-type="string" calcext:value-type="string">
            <text:p>1.5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3" office:value-type="string" calcext:value-type="string">
            <text:p>Worked on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ent over final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8H15M00S" calcext:value-type="time">
            <text:p>06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orked on report for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0H00M00S" calcext:value-type="time">
            <text:p>10:00:00 A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Started to Review Rich Picture from slide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13" calcext:value-type="date">
            <text:p>02/13/18</text:p>
          </table:table-cell>
          <table:table-cell table:style-name="ce8" office:value-type="time" office:time-value="PT11H30M00S" calcext:value-type="time">
            <text:p>11:30:00 A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Wrote new goals and questions for updating Assignment 2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3" calcext:value-type="date">
            <text:p>02/13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Meeting on Assignment 5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5" calcext:value-type="date">
            <text:p>02/15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Meeting before submission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5" calcext:value-type="date">
            <text:p>02/15/18</text:p>
          </table:table-cell>
          <table:table-cell table:style-name="ce8" office:value-type="time" office:time-value="PT21H00M00S" calcext:value-type="time">
            <text:p>09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Rich Picture Diagram and incorporating Venkatesh’s questions/goals to assignment 2 format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6" calcext:value-type="date">
            <text:p>02/16/18</text:p>
          </table:table-cell>
          <table:table-cell table:style-name="ce8" office:value-type="time" office:time-value="PT13H00M00S" calcext:value-type="time">
            <text:p>01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Meeting to discuss Interview question write up for Assignment 3</text:p>
          </table:table-cell>
          <table:table-cell table:style-name="ce12" table:number-columns-repeated="1018"/>
        </table:table-row>
        <table:table-row table:style-name="ro3">
          <table:table-cell table:style-name="ce4" office:value-type="date" office:date-value="2018-02-20" calcext:value-type="date">
            <text:p>02/20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/ Assignment 6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date" office:date-value="2018-02-21" calcext:value-type="date">
            <text:p>02/21/18</text:p>
          </table:table-cell>
          <table:table-cell table:style-name="ce8" office:value-type="time" office:time-value="PT12H00M00S" calcext:value-type="time">
            <text:p>12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rite up interview question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Meeting on assignment 6 and interview question write up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Began write up for Assignment 6 (due 23<text:span text:style-name="T1">rd</text:span>)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23H00M00S" calcext:value-type="time">
            <text:p>11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Finalize interview question write up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time" office:time-value="PT22H00M00S" calcext:value-type="time">
            <text:p>10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Finalize new context diagram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23:19:35.743818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2-23T23:20:20.611647960</dc:date>
    <meta:editing-duration>PT36M31S</meta:editing-duration>
    <meta:editing-cycles>12</meta:editing-cycles>
    <meta:generator>LibreOffice/5.1.6.2$Linux_X86_64 LibreOffice_project/10m0$Build-2</meta:generator>
    <meta:document-statistic meta:table-count="1" meta:cell-count="152" meta:object-count="0"/>
  </office:meta>
</office:document-meta>
</file>